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0, C1809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810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08, C1811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0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7, C1514, C1812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6, C1813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1905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2, C1401, C1404, C1403, C1513, C1512, C1625, C1807, C1806, C1803, C1802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7, C208, C202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5, C1522, C1521, C1516, C1612, C1615, C1605, C1620, C1602, C1603, C1604, C1623, C1819, C1814, C1815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61, C445, C451, C449, C450, C907, C1517, C1515, C1511, C1504, C1523, C1619, C1613, C1703, C1708, C1710, C1808, C1805, C1804, C1801, C1816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2" calcext:value-type="float">
            <text:p>3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4, C206, C1718, C2002</text:p>
          </table:table-cell>
          <table:table-cell office:value-type="string" calcext:value-type="string">
            <text:p>2.2uF</text:p>
          </table:table-cell>
          <table:table-cell table:formula="of:=LEN([.A55])-LEN(SUBSTITUTE([.A5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213, C201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3, C1502, C1501, C1817, C1818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6786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, AE1502</text:p>
          </table:table-cell>
          <table:table-cell office:value-type="string" calcext:value-type="string">
            <text:p>Antenna</text:p>
          </table:table-cell>
          <table:table-cell table:formula="of:=LEN([.A122])-LEN(SUBSTITUTE([.A12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WAN_anten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laceholder_WLAN+BT_antenna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6022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6022-37t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6022-37T</text:p>
          </table:table-cell>
          <table:table-cell office:value-type="string" calcext:value-type="string">
            <text:p>102-4095-ND</text:p>
          </table:table-cell>
          <table:table-cell office:value-type="string" calcext:value-type="string">
            <text:p>https://www.digikey.com/product-detail/en/cui-inc/CMC-6022-37T/102-4095-ND/6561033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k=&amp;pkeyword=&amp;pv966=678&amp;pv966=281&amp;pv966=434&amp;pv966=469&amp;pv966=428&amp;pv966=292&amp;pv966=522&amp;pv966=525&amp;pv966=481&amp;pv966=551&amp;pv966=1658&amp;pv966=330&amp;pv966=415&amp;pv966=1367&amp;pv966=317&amp;pv966=395&amp;FV=a40062%2C9340003%2C1f140000%2Cyr100Hz+~+20kHz%7C2145%2Cyr100Hz+~+80kHz%7C2145%2Cyr20Hz+~+20kHz%7C2145%2Cyr25Hz+~+20kHz%7C2145%2Cyr28Hz+~+20kHz%7C2145%2Cyr35Hz+~+20kHz%7C2145%2Cyr50Hz+~+20kHz%7C2145%2Cyr60Hz+~+20kHz%7C2145%2Cyr6Hz+~+20kHz%7C2145%2Cyr70Hz+~+20kHz%7C2145%2Cyr75Hz+~+20kHz%7C2145%2Cffe0009e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4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3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6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630124?qs=%2fha2pyFaduhWgBlnq%2f5GKY1ayWUWO5uKyvuPHSGZuvc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6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, J1502, J1801, J1802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3])-LEN(SUBSTITUTE([.A143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5])-LEN(SUBSTITUTE([.A145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, CBL1502, CBL1801, CBL1802</text:p>
          </table:table-cell>
          <table:table-cell office:value-type="string" calcext:value-type="string">
            <text:p>Coax_cable_ufl_ufl</text:p>
          </table:table-cell>
          <table:table-cell table:formula="of:=LEN([.A147])-LEN(SUBSTITUTE([.A147];&quot;,&quot;;&quot;&quot;))+1"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4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3])-LEN(SUBSTITUTE([.A153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24, C1519, C1518, C1606, C1608, C1709, C1712, C1715, C2305, C2306, C2307</text:p>
          </table:table-cell>
          <table:table-cell office:value-type="string" calcext:value-type="string">
            <text:p>NC</text:p>
          </table:table-cell>
          <table:table-cell table:formula="of:=LEN([.A154])-LEN(SUBSTITUTE([.A154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2302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1:30:09.652545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1:34:59.682202013</dc:date>
    <meta:editing-duration>PT3H19M</meta:editing-duration>
    <meta:editing-cycles>95</meta:editing-cycles>
    <meta:generator>LibreOffice/6.0.5.2$Linux_X86_64 LibreOffice_project/00$Build-2</meta:generator>
    <meta:document-statistic meta:table-count="1" meta:cell-count="1428" meta:object-count="0"/>
  </office:meta>
</office:document-meta>
</file>